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face style:name="Tahoma1" svg:font-family="Tahoma"/>
    <style:font-face style:name="DejaVu Serif" svg:font-family="'DejaVu Serif'" style:font-adornments="Book" style:font-family-generic="roman"/>
    <style:font-face style:name="Arial" svg:font-family="Arial" style:font-adornments="Regular" style:font-family-generic="swiss"/>
    <style:font-face style:name="Courier New" svg:font-family="'Courier New'" style:font-family-generic="modern" style:font-pitch="fixed"/>
    <style:font-face style:name="DejaVu Serif1"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fo:font-style="italic" style:font-style-asian="italic" style:font-style-complex="italic"/>
    </style:style>
    <style:style style:name="P2" style:family="paragraph" style:parent-style-name="Standard">
      <style:text-properties officeooo:paragraph-rsid="001a3772"/>
    </style:style>
    <style:style style:name="P3" style:family="paragraph" style:parent-style-name="Standard">
      <style:text-properties officeooo:paragraph-rsid="001f440f"/>
    </style:style>
    <style:style style:name="P4" style:family="paragraph" style:parent-style-name="Standard">
      <style:paragraph-properties fo:margin-top="0in" fo:margin-bottom="0in" style:contextual-spacing="false"/>
      <style:text-properties officeooo:paragraph-rsid="001f440f"/>
    </style:style>
    <style:style style:name="P5" style:family="paragraph" style:parent-style-name="Text_20_body">
      <style:paragraph-properties fo:margin-top="0in" fo:margin-bottom="0in" style:contextual-spacing="false"/>
    </style:style>
    <style:style style:name="P6" style:family="paragraph" style:parent-style-name="Text_20_body">
      <style:text-properties officeooo:paragraph-rsid="00180b4d"/>
    </style:style>
    <style:style style:name="P7" style:family="paragraph" style:parent-style-name="Text_20_body">
      <style:text-properties fo:font-size="12pt" officeooo:rsid="001f440f" officeooo:paragraph-rsid="001f440f" style:font-size-asian="12pt" style:font-size-complex="12pt"/>
    </style:style>
    <style:style style:name="P8" style:family="paragraph" style:parent-style-name="Footer">
      <style:paragraph-properties fo:text-align="end" style:justify-single-word="false"/>
      <style:text-properties fo:font-size="10pt" style:font-size-asian="10pt" style:font-size-complex="10pt"/>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agraph-properties fo:text-align="start"/>
      <style:text-properties style:text-line-through-style="none" style:text-line-through-type="none" style:font-name="Arial" fo:font-size="11pt" fo:font-style="normal" style:text-underline-style="none"/>
    </style:style>
    <style:style style:name="P15" style:family="paragraph">
      <style:paragraph-properties fo:text-align="start"/>
      <style:text-properties style:font-name="DejaVu Serif" fo:font-size="12pt" fo:font-weight="350"/>
    </style:style>
    <style:style style:name="T1" style:family="text">
      <style:text-properties fo:font-style="italic" style:font-style-asian="italic" style:font-style-complex="italic"/>
    </style:style>
    <style:style style:name="T2" style:family="text">
      <style:text-properties officeooo:rsid="00180b4d"/>
    </style:style>
    <style:style style:name="T3"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Corporation name" form:control-implementation="ooo:com.sun.star.form.component.FixedText" xml:id="control1" form:id="control1" form:label="Corporation name:" form:for="control3"/>
          <form:fixed-text form:name="Corporation address" form:control-implementation="ooo:com.sun.star.form.component.FixedText" xml:id="control2" form:id="control2" form:label="Corporation address:" form:for="control4"/>
          <form:text form:name="Corporation name"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Corporation address"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Point of Contact"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Point of Contact" form:control-implementation="ooo:com.sun.star.form.component.FixedText" xml:id="control6" form:id="control6" form:label="Point of Contact:" form:for="control5"/>
          <form:fixed-text form:name="Email" form:control-implementation="ooo:com.sun.star.form.component.FixedText" xml:id="control7" form:id="control7" form:label="Email:" form:for="control8"/>
          <form:text form:name="Email"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Signed by" form:control-implementation="ooo:com.sun.star.form.component.FixedText" xml:id="control9" form:id="control9" form:label="Signed by:" form:for="control10"/>
          <form:text form:name="Signed by"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Date" form:control-implementation="ooo:com.sun.star.form.component.FixedText" xml:id="control11" form:id="control11" form:label="Date:" form:for="control12"/>
          <form:text form:name="Date"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Title" form:control-implementation="ooo:com.sun.star.form.component.FixedText" xml:id="control13" form:id="control13" form:label="Title:" form:for="control14"/>
          <form:text form:name="Title"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Corporation" form:control-implementation="ooo:com.sun.star.form.component.FixedText" xml:id="control15" form:id="control15" form:label="Corporation:" form:for="control16"/>
          <form:text form:name="Corporation"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thymeleaf-corporate-contributor-license-agreement"/>Thymeleaf Corporate Contributor License Agreement<text:bookmark-end text:name="thymeleaf-corporate-contributor-license-agreement"/></text:h>
      <text:p text:style-name="P1"/>
      <text:p text:style-name="P1">Version: 20210207</text:p>
      <text:p text:style-name="Text_20_body"/>
      <text:p text:style-name="Text_20_body">Thank you for your interest in The Thymeleaf Project (“Thymeleaf”). In order to clarify the intellectual property license granted with Contributions from any person or entity, Thymeleaf must have a Contributor License Agreement (CLA) on file that has been signed by each Contributor, indicating agreement to the license terms below. This license is for your protection as a Contributor as well as the protection of Thymeleaf and its users; it does not change your rights to use your own Contributions for any other purpose.</text:p>
      <text:p text:style-name="Text_20_body"/>
      <text:p text:style-name="Text_20_body">This version of the Agreement allows an entity (the “Corporation”) to submit Contributions to Thymeleaf, to authorize Contributions submitted by its designated employees to Thymeleaf, and to grant copyright and patent licenses thereto.</text:p>
      <text:p text:style-name="Text_20_body"/>
      <text:p text:style-name="Text_20_body">Please read this document carefully before signing and keep a copy for your records.</text:p>
      <text:p text:style-name="Text_20_body"/>
      <text:p text:style-name="Text_20_body"><draw:control text:anchor-type="as-char" draw:z-index="0" draw:name="Shape1" draw:style-name="gr2" draw:text-style-name="P15" svg:width="1.9571in" svg:height="0.313in" draw:control="control1"/><draw:control text:anchor-type="as-char" draw:z-index="2" draw:name="Shape2" draw:style-name="gr4" draw:text-style-name="P14" svg:width="4.476in" svg:height="0.3169in" draw:control="control3"/></text:p>
      <text:p text:style-name="P2"><draw:control text:anchor-type="as-char" svg:y="-1.0772in" draw:z-index="1" draw:name="Shape1_0" draw:style-name="gr3" draw:text-style-name="P15" svg:width="1.9571in" svg:height="0.313in" draw:control="control2"/><draw:control text:anchor-type="as-char" draw:z-index="3" draw:name="Shape3" draw:style-name="gr4" draw:text-style-name="P14" svg:width="4.4606in" svg:height="1.2303in" draw:control="control4"/></text:p>
      <text:p text:style-name="Text_20_body"><draw:control text:anchor-type="paragraph" draw:z-index="4" draw:name="Shape4" draw:style-name="gr5" draw:text-style-name="P14" svg:width="4.4531in" svg:height="0.313in" svg:x="1.9571in" svg:y="0.078in" draw:control="control5"/><text:s/><draw:control text:anchor-type="as-char" draw:z-index="5" draw:name="Shape5" draw:style-name="gr2" draw:text-style-name="P15" svg:width="1.6567in" svg:height="0.2969in" draw:control="control6"/></text:p>
      <text:p text:style-name="Text_20_body"><text:s/><draw:control text:anchor-type="as-char" svg:y="-0.2398in" draw:z-index="6" draw:name="Shape6" draw:style-name="gr3" draw:text-style-name="P15" svg:width="1.9043in" svg:height="0.2661in" draw:control="control7"/><draw:control text:anchor-type="as-char" draw:z-index="7" draw:name="Shape7" draw:style-name="gr4" draw:text-style-name="P14" svg:width="4.4524in" svg:height="0.3358in" draw:control="control8"/></text:p>
      <text:p text:style-name="P6"/>
      <text:p text:style-name="P6">You accept and agree to the following terms and conditions for Your present and future Contributions submitted to Thymeleaf. Except for the license granted herein to Thymeleaf and recipients of software distributed by Thymeleaf, You reserve all right, title, and interest in and to Your Contributions.</text:p>
      <text:p text:style-name="P6"/>
      <text:p text:style-name="P6"/>
      <text:h text:style-name="Heading_20_3" text:outline-level="3"><text:bookmark-start text:name="definitions"/><text:soft-page-break/>1. Definitions<text:bookmark-end text:name="definitions"/></text:h>
      <text:list xml:id="list2974448082" text:style-name="L1">
        <text:list-item>
          <text:p text:style-name="P10">“<text:span text:style-name="T1">Thymeleaf</text:span>” means the “Thymeleaf Project organization and members”.</text:p>
        </text:list-item>
      </text:list>
      <text:p text:style-name="P5"/>
      <text:list xml:id="list12632998082689" text:continue-numbering="true" text:style-name="L1">
        <text:list-item>
          <text:p text:style-name="P10">“<text:span text:style-name="T1">You</text:span>” (or “<text:span text:style-name="T1">Your</text:span>”) means the copyright owner or legal entity authorized by the copyright owner that is making this Agreement with Thymeleaf.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text:span text:style-name="T2">(i) </text:span>ownership of fifty percent (50%) or more of the outstanding shares, or <text:span text:style-name="T2">(ii) </text:span>beneficial ownership of such entity.</text:p>
        </text:list-item>
      </text:list>
      <text:p text:style-name="P5"/>
      <text:list xml:id="list12634094084286" text:continue-numbering="true" text:style-name="L1">
        <text:list-item>
          <text:p text:style-name="P10">“<text:span text:style-name="T1">Contribution</text:span>” means any original work of authorship, including any modifications or additions to an existing work, that is intentionally submitted by You to Thymeleaf for inclusion in, or documentation of, any of the products owned or managed by Thymeleaf (the “Material”). For the purposes of this definition, “submitted” means any form of electronic, verbal, or written communication sent to Thymeleaf or its representatives, including but not limited to communication on electronic mailing lists, source code control systems, and issue tracking systems that are managed by, or on behalf of, Thymeleaf for the purpose of discussing and improving the Material, but excluding communication that is conspicuously marked or otherwise designated in writing by You as “Not a Contribution.”<text:line-break/></text:p>
        </text:list-item>
      </text:list>
      <text:p text:style-name="P5"/>
      <text:h text:style-name="Heading_20_3" text:outline-level="3"><text:bookmark-start text:name="grant-of-rights"/>2. Grant of Rights<text:bookmark-end text:name="grant-of-rights"/></text:h>
      <text:h text:style-name="Heading_20_4" text:outline-level="4"><text:bookmark-start text:name="copyright-license"/>2.1. Copyright License<text:bookmark-end text:name="copyright-license"/></text:h>
      <text:p text:style-name="First_20_paragraph">Subject to the terms and conditions of this Agreement, You hereby grant to Thymeleaf and to recipients of software distributed by Thymeleaf a perpetual, worldwide, non-exclusive, no-charge, royalty-free, irrevocable copyright license to reproduce, prepare derivative works of, publicly display, publicly perform, sublicense, and distribute Your Contributions and such derivative works.<text:line-break/></text:p>
      <text:h text:style-name="Heading_20_4" text:outline-level="4"><text:bookmark-start text:name="patent-license"/>2.2 Patent License<text:bookmark-end text:name="patent-license"/></text:h>
      <text:p text:style-name="First_20_paragraph">Subject to the terms and conditions of this Agreement, You hereby grant to Thymeleaf and to recipients of software distributed by Thymeleaf a perpetual, worldwide, non-exclusive, no-charge, royalty-free, irrevocable (except as stated in this section) patent license to make, have made, use, offer to sell, sell, import, and otherwise transfer the Contribution, where such license applies only to those patent claims licensable by You that are necessarily infringed by Your Contribution(s) alone or by combination of Your Contribution(s) with the Material to which such Contribution(s) was submitted. If any entity institutes patent litigation against You or any other entity (including a cross-claim or counterclaim in a lawsuit) alleging that your Contribution, or the Material to which you have contributed, constitutes direct or contributory patent infringement, then any patent licenses granted to that entity under this Agreement for that Contribution or Material shall terminate as of the date such litigation is filed.<text:line-break/></text:p>
      <text:h text:style-name="Heading_20_4" text:outline-level="4"><text:bookmark-start text:name="outbound-license"/><text:soft-page-break/>2.3 Outbound License<text:bookmark-end text:name="outbound-license"/></text:h>
      <text:p text:style-name="First_20_paragraph">As a condition on the grant of rights in Sections 2.1 and 2.2, Thymeleaf agrees to license the Contribution only under the terms of the Apache License 2.0 (including any right to adopt any future version of this license if permitted).<text:line-break/></text:p>
      <text:h text:style-name="Heading_20_4" text:outline-level="4"><text:bookmark-start text:name="moral-rights"/>2.4 Moral Rights<text:bookmark-end text:name="moral-rights"/></text:h>
      <text:p text:style-name="First_20_paragraph">If moral rights apply to the Contribution, to the maximum extent permitted by law, you waive and agree not to assert such moral rights against Thymeleaf or its successors in interest, or any of our licensees, either direct or indirect.<text:line-break/></text:p>
      <text:h text:style-name="Heading_20_4" text:outline-level="4"><text:bookmark-start text:name="thymeleaf-rights"/>2.5 Thymeleaf Rights<text:bookmark-end text:name="thymeleaf-rights"/></text:h>
      <text:p text:style-name="First_20_paragraph">You acknowledge that Thymeleaf is not obligated to use your Contribution as part of the Material and may decide to include any Contributions Thymeleaf considers appropriate.<text:line-break/></text:p>
      <text:h text:style-name="Heading_20_4" text:outline-level="4"><text:bookmark-start text:name="reservation-of-rights"/>2.6 Reservation of Rights<text:bookmark-end text:name="reservation-of-rights"/></text:h>
      <text:p text:style-name="First_20_paragraph">Any rights not expressly assigned or licensed under this section are expressly reserved by you.<text:line-break/></text:p>
      <text:p text:style-name="Text_20_body"/>
      <text:h text:style-name="Heading_20_3" text:outline-level="3"><text:bookmark-start text:name="agreement"/>3. Agreement<text:bookmark-end text:name="agreement"/></text:h>
      <text:p text:style-name="First_20_paragraph">You represent that:<text:line-break/></text:p>
      <text:list xml:id="list4151581901" text:style-name="L2">
        <text:list-item>
          <text:p text:style-name="P11">You are legally entitled to grant the above licenses. You represent further that each employee of the Corporation designated on a schedule that you will provide to Thymeleaf along with this agreement (or on a subsequent written modification to that schedule) is authorized to submit Contributions on behalf of the Corporation.</text:p>
        </text:list-item>
      </text:list>
      <text:list xml:id="list583880526" text:style-name="L3">
        <text:list-item>
          <text:p text:style-name="P12">You represent that each of Your Contributions is Your original creation.<text:line-break/></text:p>
        </text:list-item>
      </text:list>
      <text:p text:style-name="P5"/>
      <text:h text:style-name="Heading_20_3" text:outline-level="3"><text:bookmark-start text:name="disclaimer"/>4. Disclaimer<text:bookmark-end text:name="disclaimer"/></text:h>
      <text:p text:style-name="First_20_paragraph">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line-break/></text:p>
      <text:p text:style-name="Text_20_body"/>
      <text:h text:style-name="Heading_20_3" text:outline-level="3"><text:bookmark-start text:name="miscellaneous"/><text:soft-page-break/>5. Miscellaneous<text:bookmark-end text:name="miscellaneous"/></text:h>
      <text:list xml:id="list2152643726" text:style-name="L4">
        <text:list-item>
          <text:p text:style-name="P13">5.1 This Agreement will be governed by and construed in accordance with the laws of Spai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line-break/></text:p>
        </text:list-item>
        <text:list-item>
          <text:p text:style-name="P13">5.2 This Agreement sets out the entire agreement between you and Thymeleaf for your Contributions to Thymeleaf and overrides all other agreements or understandings.<text:line-break/></text:p>
        </text:list-item>
        <text:list-item>
          <text:p text:style-name="P13">5.3 If You or Thymeleaf assign the rights or obligations received through this Agreement to a third party, as a condition of the assignment, that third party must agree in writing to abide by all the rights and obligations in the Agreement.<text:line-break/></text:p>
        </text:list-item>
        <text:list-item>
          <text:p text:style-name="P13">5.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line-break/></text:p>
        </text:list-item>
        <text:list-item>
          <text:p text:style-name="P13">5.5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line-break/></text:p>
        </text:list-item>
        <text:list-item>
          <text:p text:style-name="P13">5.6 It is Your responsibility to notify Thymeleaf when any changes are required to the list of designated employees authorized to submit Contributions on behalf of the Corporation, or to the Corporation’s Point of Contact with Thymeleaf.</text:p>
        </text:list-item>
      </text:list>
      <text:p text:style-name="P5"/>
      <text:p text:style-name="P5"/>
      <text:p text:style-name="P5"/>
      <text:p text:style-name="P5"><draw:control text:anchor-type="as-char" draw:z-index="8" draw:name="Shape8" draw:style-name="gr2" draw:text-style-name="P15" svg:width="1.7425in" svg:height="0.4142in" draw:control="control9"/><draw:control text:anchor-type="as-char" svg:y="-0.0898in" draw:z-index="9" draw:name="Shape9" draw:style-name="gr1" draw:text-style-name="P14" svg:width="4.7421in" svg:height="0.2969in" draw:control="control10"/></text:p>
      <text:p text:style-name="P4"><draw:control text:anchor-type="as-char" svg:y="-0.4425in" draw:z-index="10" draw:name="Shape8_0" draw:style-name="gr3" draw:text-style-name="P15" svg:width="1.7504in" svg:height="0.4142in" draw:control="control11"/><draw:control text:anchor-type="as-char" svg:y="-0.3953in" draw:z-index="11" draw:name="Shape9_0" draw:style-name="gr1" draw:text-style-name="P14" svg:width="4.7425in" svg:height="0.2969in" draw:control="control12"/></text:p>
      <text:p text:style-name="P3"><draw:control text:anchor-type="as-char" draw:z-index="12" draw:name="Shape8_1" draw:style-name="gr2" draw:text-style-name="P15" svg:width="1.7425in" svg:height="0.4142in" draw:control="control13"/><draw:control text:anchor-type="as-char" svg:y="-0.3953in" draw:z-index="13" draw:name="Shape9_1" draw:style-name="gr1" draw:text-style-name="P14" svg:width="4.7421in" svg:height="0.2969in" draw:control="control14"/></text:p>
      <text:p text:style-name="P3"><draw:control text:anchor-type="as-char" draw:z-index="14" draw:name="Shape8_2" draw:style-name="gr2" draw:text-style-name="P15" svg:width="1.7425in" svg:height="0.4142in" draw:control="control15"/><draw:control text:anchor-type="as-char" svg:y="-0.3953in" draw:z-index="15" draw:name="Shape9_2" draw:style-name="gr1" draw:text-style-name="P14" svg:width="4.7421in" svg:height="0.2969in" draw:control="control16"/></text:p>
      <text:p text:style-name="Text_20_body"/>
      <text:p text:style-name="P7">Please 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face style:name="Tahoma1" svg:font-family="Tahoma"/>
    <style:font-face style:name="DejaVu Serif" svg:font-family="'DejaVu Serif'" style:font-adornments="Book" style:font-family-generic="roman"/>
    <style:font-face style:name="Arial" svg:font-family="Arial" style:font-adornments="Regular" style:font-family-generic="swiss"/>
    <style:font-face style:name="Courier New" svg:font-family="'Courier New'" style:font-family-generic="modern" style:font-pitch="fixed"/>
    <style:font-face style:name="DejaVu Serif1"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fo:font-size="10pt" fo:font-weight="350"/>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style-name="ExtraLight" style:font-family-generic="swiss" style:font-pitch="variable" fo:font-size="14pt" fo:font-weight="150"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dc:title/>
    <dc:description/>
    <dc:subject/>
    <meta:keyword/>
    <meta:initial-creator/>
    <meta:creation-date>2021-02-07T22:37:17Z</meta:creation-date>
    <dc:date>2021-02-08T01:26:31.975783413</dc:date>
    <meta:editing-duration>PT1H21M16S</meta:editing-duration>
    <meta:editing-cycles>13</meta:editing-cycles>
    <meta:document-statistic meta:table-count="0" meta:image-count="0" meta:object-count="0" meta:page-count="4" meta:paragraph-count="46" meta:word-count="1248" meta:character-count="7963" meta:non-whitespace-character-count="6746"/>
  </office:meta>
</office:document-meta>
</file>